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5000001B447952BECA464FF65.png" manifest:media-type="image/png"/>
  <manifest:file-entry manifest:full-path="Pictures/10000001000002A5000001B4739990A86F087211.png" manifest:media-type="image/png"/>
  <manifest:file-entry manifest:full-path="Pictures/10000001000002C7000001D6B030C4008D4EA16F.png" manifest:media-type="image/png"/>
  <manifest:file-entry manifest:full-path="Pictures/10000001000002BD000001D4212A675156A0A3C1.png" manifest:media-type="image/png"/>
  <manifest:file-entry manifest:full-path="Pictures/10000001000002BD000001D43D3923D0B6CD18F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2d21" officeooo:paragraph-rsid="00122d21"/>
    </style:style>
    <style:style style:name="P2" style:family="paragraph" style:parent-style-name="Standard">
      <style:text-properties officeooo:rsid="0015115c" officeooo:paragraph-rsid="0015115c"/>
    </style:style>
    <style:style style:name="T1" style:family="text">
      <style:text-properties officeooo:rsid="0012f4a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s 1.1</text:p>
      <text:p text:style-name="P2"><draw:frame draw:style-name="fr3" draw:name="Image2" text:anchor-type="char" svg:width="6.6929in" svg:height="4.4681in" draw:z-index="0"><draw:image xlink:href="Pictures/10000001000002BD000001D43D3923D0B6CD18FC.png" xlink:type="simple" xlink:show="embed" xlink:actuate="onLoad" draw:mime-type="image/png"/></draw:frame></text:p>
      <text:p text:style-name="P2">cas 1.2</text:p>
      <text:p text:style-name="P1"><draw:frame draw:style-name="fr2" draw:name="Image3" text:anchor-type="char" svg:x="-0.052in" svg:y="0.0602in" svg:width="6.6929in" svg:height="4.4681in" draw:z-index="1"><draw:image xlink:href="Pictures/10000001000002BD000001D4212A675156A0A3C1.png" xlink:type="simple" xlink:show="embed" xlink:actuate="onLoad" draw:mime-type="image/png"/></draw:frame></text:p>
      <text:p text:style-name="P2">cas 1.3</text:p>
      <text:p text:style-name="P1"><draw:frame draw:style-name="fr2" draw:name="Image4" text:anchor-type="char" svg:x="0.1516in" svg:y="-0.0311in" svg:width="6.6929in" svg:height="4.4244in" draw:z-index="3"><draw:image xlink:href="Pictures/10000001000002C7000001D6B030C4008D4EA16F.png" xlink:type="simple" xlink:show="embed" xlink:actuate="onLoad" draw:mime-type="image/png"/></draw:frame><text:soft-page-break/></text:p>
      <text:p text:style-name="P2">cas 1.4</text:p>
      <text:p text:style-name="P1"><draw:frame draw:style-name="fr2" draw:name="Image5" text:anchor-type="char" svg:x="0.0835in" svg:y="0.0602in" svg:width="6.6929in" svg:height="4.3102in" draw:z-index="2"><draw:image xlink:href="Pictures/10000001000002A5000001B4739990A86F087211.png" xlink:type="simple" xlink:show="embed" xlink:actuate="onLoad" draw:mime-type="image/png"/></draw:frame></text:p>
      <text:p text:style-name="P2">cas 1.5</text:p>
      <text:p text:style-name="P2"/>
      <text:p text:style-name="P2"><draw:frame draw:style-name="fr1" draw:name="Image1" text:anchor-type="char" svg:width="6.6929in" svg:height="4.3102in" draw:z-index="4"><draw:image xlink:href="Pictures/10000001000002A5000001B447952BECA464FF65.png" xlink:type="simple" xlink:show="embed" xlink:actuate="onLoad" draw:mime-type="image/png"/></draw:frame><text:soft-page-break/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3T14:54:14.371437696</meta:creation-date>
    <dc:date>2023-12-13T18:52:03.822344271</dc:date>
    <meta:editing-duration>PT3H6M58S</meta:editing-duration>
    <meta:editing-cycles>1</meta:editing-cycles>
    <meta:document-statistic meta:table-count="0" meta:image-count="5" meta:object-count="0" meta:page-count="3" meta:paragraph-count="5" meta:word-count="10" meta:character-count="35" meta:non-whitespace-character-count="30"/>
    <meta:generator>LibreOffice/7.3.7.2$Linux_X86_64 LibreOffice_project/30$Build-2</meta:generator>
  </office:meta>
</office:document-meta>
</file>